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559in"/>
    </style:style>
    <style:style style:name="Table1.B" style:family="table-column">
      <style:table-column-properties style:column-width="2.109in"/>
    </style:style>
    <style:style style:name="Table1.C" style:family="table-column">
      <style:table-column-properties style:column-width="1.1354in"/>
    </style:style>
    <style:style style:name="Table1.D" style:family="table-column">
      <style:table-column-properties style:column-width="1.8472in"/>
    </style:style>
    <style:style style:name="Table1.1" style:family="table-row">
      <style:table-row-properties style:min-row-height="0.230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368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font-weight="bold" officeooo:rsid="001a52d5" officeooo:paragraph-rsid="001a52d5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.1665in" fo:margin-bottom="0.139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.1665in" fo:margin-bottom="0in" loext:contextual-spacing="false"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officeooo:rsid="001c5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PL1 Project Proposal Form, 20</text:span><text:span text:style-name="T2">22</text:span></text:p>
      <text:p text:style-name="P5">Institute of Information Technology (IIT)</text:p>
      <text:p text:style-name="P5">University of Dhaka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Student’s Name:</text:p>
          </table:table-cell>
          <table:table-cell table:style-name="Table1.A1" table:number-columns-spanned="3" office:value-type="string">
            <text:p text:style-name="P4">Nahida Sultana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>Student’s Roll:</text:p>
          </table:table-cell>
          <table:table-cell table:style-name="Table1.A1" office:value-type="string">
            <text:p text:style-name="P4">1318</text:p>
          </table:table-cell>
          <table:table-cell table:style-name="Table1.A1" office:value-type="string">
            <text:p text:style-name="P8">Phone:</text:p>
          </table:table-cell>
          <table:table-cell table:style-name="Table1.A1" office:value-type="string">
            <text:p text:style-name="P4">01777937808</text:p>
          </table:table-cell>
        </table:table-row>
        <table:table-row table:style-name="Table1.3">
          <table:table-cell table:style-name="Table1.A1" table:number-columns-spanned="4" office:value-type="string">
            <text:p text:style-name="P3"/>
            <text:p text:style-name="P3">Project Description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9">Languages or Tools to be used: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Supervisor’s Name:<text:span text:style-name="T3">Dr. Md Shariful Islam</text:span></text:p>
            <text:p text:style-name="P9">Signature of the supervisor:_________________________</text:p>
            <text:p text:style-name="P9">Date: 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07:31:36</meta:creation-date>
    <meta:initial-creator>iit</meta:initial-creator>
    <meta:print-date>2018-02-26T06:56:00</meta:print-date>
    <dc:date>2022-12-28T12:46:31.608966692</dc:date>
    <meta:editing-cycles>19</meta:editing-cycles>
    <meta:editing-duration>PT3M30S</meta:editing-duration>
    <meta:generator>LibreOffice/6.0.7.3$Linux_X86_64 LibreOffice_project/00m0$Build-3</meta:generator>
    <meta:document-statistic meta:table-count="1" meta:image-count="0" meta:object-count="0" meta:page-count="1" meta:paragraph-count="14" meta:word-count="40" meta:character-count="305" meta:non-whitespace-character-count="278"/>
    <meta:user-defined meta:name="AppVersion">15.000</meta:user-defined>
    <meta:user-defined meta:name="DocSecurity" meta:value-type="float">0</meta:user-defined>
    <meta:user-defined meta:name="HyperlinksChanged" meta:value-type="boolean">false</meta:user-defined>
    <meta:user-defined meta:name="ICV">9f64aaa81f824e95a7da8de8cb010f1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